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7578" officeooo:paragraph-rsid="001b75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&lt;&lt;any value&gt;&gt;" text:name="ANY_VALUE"/>
        <text:user-field-decl office:value-type="string" office:string-value="header value 1" text:name="HEADER_VALUE_1"/>
        <text:user-field-decl office:value-type="string" office:string-value="header value 2" text:name="HEADER_VALUE_2"/>
        <text:user-field-decl office:value-type="string" office:string-value="header value 3" text:name="HEADER_VALUE_3"/>
        <text:user-field-decl office:value-type="string" office:string-value="footer value 1" text:name="FOOTER_VALUE_1"/>
        <text:user-field-decl office:value-type="string" office:string-value="footer value 2" text:name="FOOTER_VALUE_2"/>
        <text:user-field-decl office:value-type="string" office:string-value="footer value 3" text:name="FOOTER_VALUE_3"/>
      </text:user-field-decls>
      <text:p text:style-name="P1">SIMPLE DOCUMENT CONTAINING NO HEADER AND FOOTER.<text:line-break/>Replacing one placeholder: <text:user-field-get text:name="ANY_VALUE">&lt;&lt;any value&gt;&gt;</text:user-field-get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Verdana" fo:font-size="10.5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3T10:57:14.271000000</meta:creation-date>
    <dc:date>2020-03-13T10:59:12.489000000</dc:date>
    <meta:editing-duration>PT1M58S</meta:editing-duration>
    <meta:editing-cycles>1</meta:editing-cycles>
    <meta:document-statistic meta:table-count="0" meta:image-count="0" meta:object-count="0" meta:page-count="1" meta:paragraph-count="1" meta:word-count="12" meta:character-count="90" meta:non-whitespace-character-count="79"/>
    <meta:generator>LibreOffice/6.4.1.2$Windows_X86_64 LibreOffice_project/4d224e95b98b138af42a64d84056446d09082932</meta:generator>
  </office:meta>
</office:document-meta>
</file>